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dvogato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10"/>
        <table:table-column table:style-name="co1" table:number-columns-repeated="9" table:default-cell-style-name="ce13"/>
        <table:table-column table:style-name="co1" table:default-cell-style-name="ce15"/>
        <table:table-row table:style-name="ro1">
          <table:table-cell table:style-name="ce1"/>
          <table:table-cell table:style-name="ce2" office:value-type="string">
            <text:p>ISE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0.3">
            <text:p>0,3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6">
            <text:p>0,6</text:p>
          </table:table-cell>
          <table:table-cell table:style-name="ce8" office:value-type="float" office:value="0.7">
            <text:p>0,7</text:p>
          </table:table-cell>
          <table:table-cell table:style-name="ce8" office:value-type="float" office:value="0.8">
            <text:p>0,8</text:p>
          </table:table-cell>
          <table:table-cell table:style-name="ce8" office:value-type="float" office:value="0.9">
            <text:p>0,9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Iteration #</text:p>
          </table:table-cell>
          <table:table-cell table:style-name="ce4"/>
          <table:table-cell table:style-name="ce9" table:number-columns-repeated="10"/>
          <table:table-cell table:style-name="ce1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10" office:value-type="float" office:value="1613.7">
            <text:p>1613,7</text:p>
          </table:table-cell>
          <table:table-cell table:style-name="ce10" office:value-type="float" office:value="3228.8">
            <text:p>3228,8</text:p>
          </table:table-cell>
          <table:table-cell table:style-name="ce10" office:value-type="float" office:value="3937.5">
            <text:p>3937,5</text:p>
          </table:table-cell>
          <table:table-cell table:style-name="ce10" office:value-type="float" office:value="4786.7">
            <text:p>4786,7</text:p>
          </table:table-cell>
          <table:table-cell table:style-name="ce10" office:value-type="float" office:value="4628.6">
            <text:p>4628,6</text:p>
          </table:table-cell>
          <table:table-cell table:style-name="ce10" office:value-type="float" office:value="4764.1">
            <text:p>4764,1</text:p>
          </table:table-cell>
          <table:table-cell table:style-name="ce10" office:value-type="float" office:value="4445">
            <text:p>4445</text:p>
          </table:table-cell>
          <table:table-cell table:style-name="ce10" office:value-type="float" office:value="3017.9">
            <text:p>3017,9</text:p>
          </table:table-cell>
          <table:table-cell table:style-name="ce10" office:value-type="float" office:value="2423.2">
            <text:p>242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755.2">
            <text:p>1755,2</text:p>
          </table:table-cell>
          <table:table-cell office:value-type="float" office:value="3394.5">
            <text:p>3394,5</text:p>
          </table:table-cell>
          <table:table-cell office:value-type="float" office:value="4278.2">
            <text:p>4278,2</text:p>
          </table:table-cell>
          <table:table-cell office:value-type="float" office:value="5060.4">
            <text:p>5060,4</text:p>
          </table:table-cell>
          <table:table-cell office:value-type="float" office:value="5278.7">
            <text:p>5278,7</text:p>
          </table:table-cell>
          <table:table-cell office:value-type="float" office:value="4907.3">
            <text:p>4907,3</text:p>
          </table:table-cell>
          <table:table-cell office:value-type="float" office:value="4362.9">
            <text:p>4362,9</text:p>
          </table:table-cell>
          <table:table-cell office:value-type="float" office:value="3207.9">
            <text:p>3207,9</text:p>
          </table:table-cell>
          <table:table-cell office:value-type="float" office:value="1949.7">
            <text:p>1949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603.2">
            <text:p>1603,2</text:p>
          </table:table-cell>
          <table:table-cell office:value-type="float" office:value="3657.4">
            <text:p>3657,4</text:p>
          </table:table-cell>
          <table:table-cell office:value-type="float" office:value="4120.7">
            <text:p>4120,7</text:p>
          </table:table-cell>
          <table:table-cell table:style-name="Default" office:value-type="float" office:value="4607.5">
            <text:p>4607,5</text:p>
          </table:table-cell>
          <table:table-cell office:value-type="float" office:value="4702.7">
            <text:p>4702,7</text:p>
          </table:table-cell>
          <table:table-cell office:value-type="float" office:value="4467.5">
            <text:p>4467,5</text:p>
          </table:table-cell>
          <table:table-cell office:value-type="float" office:value="4256.5">
            <text:p>4256,5</text:p>
          </table:table-cell>
          <table:table-cell office:value-type="float" office:value="3149.6">
            <text:p>3149,6</text:p>
          </table:table-cell>
          <table:table-cell office:value-type="float" office:value="1944.3">
            <text:p>194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float" office:value="3154">
            <text:p>3154</text:p>
          </table:table-cell>
          <table:table-cell office:value-type="float" office:value="4459.8">
            <text:p>4459,8</text:p>
          </table:table-cell>
          <table:table-cell office:value-type="float" office:value="4571.7">
            <text:p>4571,7</text:p>
          </table:table-cell>
          <table:table-cell office:value-type="float" office:value="5057.5">
            <text:p>5057,5</text:p>
          </table:table-cell>
          <table:table-cell office:value-type="float" office:value="5061.7">
            <text:p>5061,7</text:p>
          </table:table-cell>
          <table:table-cell office:value-type="float" office:value="4206.3">
            <text:p>4206,3</text:p>
          </table:table-cell>
          <table:table-cell office:value-type="float" office:value="3214.5">
            <text:p>3214,5</text:p>
          </table:table-cell>
          <table:table-cell office:value-type="float" office:value="1600.9">
            <text:p>1600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743.4">
            <text:p>1743,4</text:p>
          </table:table-cell>
          <table:table-cell office:value-type="float" office:value="3589.5">
            <text:p>3589,5</text:p>
          </table:table-cell>
          <table:table-cell office:value-type="float" office:value="4070">
            <text:p>4070</text:p>
          </table:table-cell>
          <table:table-cell office:value-type="float" office:value="4582.7">
            <text:p>4582,7</text:p>
          </table:table-cell>
          <table:table-cell office:value-type="float" office:value="5108.7">
            <text:p>5108,7</text:p>
          </table:table-cell>
          <table:table-cell office:value-type="float" office:value="4651.4">
            <text:p>4651,4</text:p>
          </table:table-cell>
          <table:table-cell office:value-type="float" office:value="4202.8">
            <text:p>4202,8</text:p>
          </table:table-cell>
          <table:table-cell office:value-type="float" office:value="2866.1">
            <text:p>2866,1</text:p>
          </table:table-cell>
          <table:table-cell office:value-type="float" office:value="2069.7">
            <text:p>2069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3004.4">
            <text:p>3004,4</text:p>
          </table:table-cell>
          <table:table-cell office:value-type="float" office:value="4032.5">
            <text:p>4032,5</text:p>
          </table:table-cell>
          <table:table-cell office:value-type="float" office:value="4722.2">
            <text:p>4722,2</text:p>
          </table:table-cell>
          <table:table-cell office:value-type="float" office:value="4952.8">
            <text:p>4952,8</text:p>
          </table:table-cell>
          <table:table-cell office:value-type="float" office:value="5038.7">
            <text:p>5038,7</text:p>
          </table:table-cell>
          <table:table-cell office:value-type="float" office:value="4346.5">
            <text:p>4346,5</text:p>
          </table:table-cell>
          <table:table-cell office:value-type="float" office:value="3217.7">
            <text:p>3217,7</text:p>
          </table:table-cell>
          <table:table-cell office:value-type="float" office:value="1788.2">
            <text:p>178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1821.8">
            <text:p>1821,8</text:p>
          </table:table-cell>
          <table:table-cell office:value-type="float" office:value="3408.1">
            <text:p>3408,1</text:p>
          </table:table-cell>
          <table:table-cell office:value-type="float" office:value="4270.1">
            <text:p>4270,1</text:p>
          </table:table-cell>
          <table:table-cell office:value-type="float" office:value="4790.8">
            <text:p>4790,8</text:p>
          </table:table-cell>
          <table:table-cell office:value-type="float" office:value="5106.1">
            <text:p>5106,1</text:p>
          </table:table-cell>
          <table:table-cell office:value-type="float" office:value="4632.6">
            <text:p>4632,6</text:p>
          </table:table-cell>
          <table:table-cell office:value-type="float" office:value="4099.1">
            <text:p>4099,1</text:p>
          </table:table-cell>
          <table:table-cell office:value-type="float" office:value="3146.1">
            <text:p>3146,1</text:p>
          </table:table-cell>
          <table:table-cell office:value-type="float" office:value="1522.5">
            <text:p>152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627.9">
            <text:p>1627,9</text:p>
          </table:table-cell>
          <table:table-cell office:value-type="float" office:value="3244.6">
            <text:p>3244,6</text:p>
          </table:table-cell>
          <table:table-cell office:value-type="float" office:value="4438.9">
            <text:p>4438,9</text:p>
          </table:table-cell>
          <table:table-cell office:value-type="float" office:value="4644.4">
            <text:p>4644,4</text:p>
          </table:table-cell>
          <table:table-cell office:value-type="float" office:value="4825.2">
            <text:p>4825,2</text:p>
          </table:table-cell>
          <table:table-cell office:value-type="float" office:value="4744.7">
            <text:p>4744,7</text:p>
          </table:table-cell>
          <table:table-cell office:value-type="float" office:value="3937.1">
            <text:p>3937,1</text:p>
          </table:table-cell>
          <table:table-cell office:value-type="float" office:value="3352.5">
            <text:p>3352,5</text:p>
          </table:table-cell>
          <table:table-cell office:value-type="float" office:value="1809.8">
            <text:p>180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1627.1">
            <text:p>1627,1</text:p>
          </table:table-cell>
          <table:table-cell office:value-type="float" office:value="3331.6">
            <text:p>3331,6</text:p>
          </table:table-cell>
          <table:table-cell office:value-type="float" office:value="4256">
            <text:p>4256</text:p>
          </table:table-cell>
          <table:table-cell office:value-type="float" office:value="4836.4">
            <text:p>4836,4</text:p>
          </table:table-cell>
          <table:table-cell office:value-type="float" office:value="5025.2">
            <text:p>5025,2</text:p>
          </table:table-cell>
          <table:table-cell office:value-type="float" office:value="4347.9">
            <text:p>4347,9</text:p>
          </table:table-cell>
          <table:table-cell office:value-type="float" office:value="4234.4">
            <text:p>4234,4</text:p>
          </table:table-cell>
          <table:table-cell office:value-type="float" office:value="3033.8">
            <text:p>3033,8</text:p>
          </table:table-cell>
          <table:table-cell office:value-type="float" office:value="1629.8">
            <text:p>162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/>
          <table:table-cell table:style-name="ce11" office:value-type="float" office:value="0">
            <text:p>0</text:p>
          </table:table-cell>
          <table:table-cell table:style-name="ce11" office:value-type="float" office:value="1745.6">
            <text:p>1745,6</text:p>
          </table:table-cell>
          <table:table-cell table:style-name="ce11" office:value-type="float" office:value="2841.2">
            <text:p>2841,2</text:p>
          </table:table-cell>
          <table:table-cell table:style-name="ce11" office:value-type="float" office:value="4201.5">
            <text:p>4201,5</text:p>
          </table:table-cell>
          <table:table-cell table:style-name="ce11" office:value-type="float" office:value="4885.9">
            <text:p>4885,9</text:p>
          </table:table-cell>
          <table:table-cell table:style-name="ce11" office:value-type="float" office:value="4857.9">
            <text:p>4857,9</text:p>
          </table:table-cell>
          <table:table-cell table:style-name="ce11" office:value-type="float" office:value="4796">
            <text:p>4796</text:p>
          </table:table-cell>
          <table:table-cell table:style-name="ce11" office:value-type="float" office:value="3947.8">
            <text:p>3947,8</text:p>
          </table:table-cell>
          <table:table-cell table:style-name="ce11" office:value-type="float" office:value="3176.4">
            <text:p>3176,4</text:p>
          </table:table-cell>
          <table:table-cell table:style-name="ce11" office:value-type="float" office:value="1417.8">
            <text:p>1417,8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table:style-name="Default"/>
          <table:table-cell table:style-name="ce2" office:value-type="string">
            <text:p>ISE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0.3">
            <text:p>0,3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6">
            <text:p>0,6</text:p>
          </table:table-cell>
          <table:table-cell table:style-name="ce8" office:value-type="float" office:value="0.7">
            <text:p>0,7</text:p>
          </table:table-cell>
          <table:table-cell table:style-name="ce8" office:value-type="float" office:value="0.8">
            <text:p>0,8</text:p>
          </table:table-cell>
          <table:table-cell table:style-name="ce8" office:value-type="float" office:value="0.9">
            <text:p>0,9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ce7" office:value-type="string">
            <text:p>Summe</text:p>
          </table:table-cell>
          <table:table-cell table:style-name="ce12" table:formula="of:=SUM([.C3:.C12])/10" office:value-type="float" office:value="0">
            <text:p>0</text:p>
          </table:table-cell>
          <table:table-cell table:style-name="ce12" table:formula="of:=SUM([.D3:.D12])/10" office:value-type="float" office:value="1715.19">
            <text:p>1715,19</text:p>
          </table:table-cell>
          <table:table-cell table:style-name="ce12" table:formula="of:=SUM([.E3:.E12])/10" office:value-type="float" office:value="3285.41">
            <text:p>3285,41</text:p>
          </table:table-cell>
          <table:table-cell table:style-name="ce12" table:formula="of:=SUM([.F3:.F12])/10" office:value-type="float" office:value="4206.52">
            <text:p>4206,52</text:p>
          </table:table-cell>
          <table:table-cell table:style-name="ce12" table:formula="of:=SUM([.G3:.G12])/10" office:value-type="float" office:value="4748.87">
            <text:p>4748,87</text:p>
          </table:table-cell>
          <table:table-cell table:style-name="ce12" table:formula="of:=SUM([.H3:.H12])/10" office:value-type="float" office:value="4954.34">
            <text:p>4954,34</text:p>
          </table:table-cell>
          <table:table-cell table:style-name="ce12" table:formula="of:=SUM([.I3:.I12])/10" office:value-type="float" office:value="4741.19">
            <text:p>4741,19</text:p>
          </table:table-cell>
          <table:table-cell table:style-name="ce12" table:formula="of:=SUM([.J3:.J12])/10" office:value-type="float" office:value="4203.84">
            <text:p>4203,84</text:p>
          </table:table-cell>
          <table:table-cell table:style-name="ce12" table:formula="of:=SUM([.K3:.K12])/10" office:value-type="float" office:value="3138.25">
            <text:p>3138,25</text:p>
          </table:table-cell>
          <table:table-cell table:style-name="ce12" table:formula="of:=SUM([.L3:.L12])/10" office:value-type="float" office:value="1815.59">
            <text:p>1815,59</text:p>
          </table:table-cell>
          <table:table-cell table:style-name="ce12" table:formula="of:=SUM([.M3:.M12])/10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>
            <draw:frame table:end-cell-address="Advogato.L42" table:end-x="0.613cm" table:end-y="0.24cm" draw:z-index="0" draw:style-name="gr1" svg:width="21.716cm" svg:height="10.946cm" svg:x="1.478cm" svg:y="0.133cm">
              <draw:object draw:notify-on-update-of-ranges="Advogato.B13:Advogato.B13 Advogato.C13:Advogato.M13 Advogato.B14:Advogato.B14 Advogato.C14:Advogato.M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</table:table-row>
      </table:table>
      <table:table table:name="DBLP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10"/>
        <table:table-column table:style-name="co1" table:number-columns-repeated="9" table:default-cell-style-name="ce13"/>
        <table:table-column table:style-name="co1" table:default-cell-style-name="ce15"/>
        <table:table-row table:style-name="ro1">
          <table:table-cell table:style-name="ce1"/>
          <table:table-cell table:style-name="ce2" office:value-type="string">
            <text:p>ISE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0.3">
            <text:p>0,3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6">
            <text:p>0,6</text:p>
          </table:table-cell>
          <table:table-cell table:style-name="ce8" office:value-type="float" office:value="0.7">
            <text:p>0,7</text:p>
          </table:table-cell>
          <table:table-cell table:style-name="ce8" office:value-type="float" office:value="0.8">
            <text:p>0,8</text:p>
          </table:table-cell>
          <table:table-cell table:style-name="ce8" office:value-type="float" office:value="0.9">
            <text:p>0,9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Iteration #</text:p>
          </table:table-cell>
          <table:table-cell table:style-name="ce4"/>
          <table:table-cell table:style-name="ce9" table:number-columns-repeated="10"/>
          <table:table-cell table:style-name="ce1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10" office:value-type="float" office:value="340958">
            <text:p>340958</text:p>
          </table:table-cell>
          <table:table-cell table:style-name="ce10" office:value-type="float" office:value="600785">
            <text:p>600785</text:p>
          </table:table-cell>
          <table:table-cell table:style-name="ce10" office:value-type="float" office:value="791463">
            <text:p>791463</text:p>
          </table:table-cell>
          <table:table-cell table:style-name="ce10" office:value-type="float" office:value="905385">
            <text:p>905385</text:p>
          </table:table-cell>
          <table:table-cell table:style-name="ce10" office:value-type="float" office:value="942399">
            <text:p>942399</text:p>
          </table:table-cell>
          <table:table-cell table:style-name="ce10" office:value-type="float" office:value="905268">
            <text:p>905268</text:p>
          </table:table-cell>
          <table:table-cell table:style-name="ce10" office:value-type="float" office:value="790909">
            <text:p>790909</text:p>
          </table:table-cell>
          <table:table-cell table:style-name="ce10" office:value-type="float" office:value="599752">
            <text:p>599752</text:p>
          </table:table-cell>
          <table:table-cell table:style-name="ce10" office:value-type="float" office:value="344430">
            <text:p>3444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340640">
            <text:p>340640</text:p>
          </table:table-cell>
          <table:table-cell office:value-type="float" office:value="599432">
            <text:p>599432</text:p>
          </table:table-cell>
          <table:table-cell office:value-type="float" office:value="789471">
            <text:p>789471</text:p>
          </table:table-cell>
          <table:table-cell office:value-type="float" office:value="905575">
            <text:p>905575</text:p>
          </table:table-cell>
          <table:table-cell office:value-type="float" office:value="942935">
            <text:p>942935</text:p>
          </table:table-cell>
          <table:table-cell office:value-type="float" office:value="905886">
            <text:p>905886</text:p>
          </table:table-cell>
          <table:table-cell office:value-type="float" office:value="791164">
            <text:p>791164</text:p>
          </table:table-cell>
          <table:table-cell office:value-type="float" office:value="603250">
            <text:p>603250</text:p>
          </table:table-cell>
          <table:table-cell office:value-type="float" office:value="337243">
            <text:p>337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337331">
            <text:p>337331</text:p>
          </table:table-cell>
          <table:table-cell office:value-type="float" office:value="604736">
            <text:p>604736</text:p>
          </table:table-cell>
          <table:table-cell office:value-type="float" office:value="790388">
            <text:p>790388</text:p>
          </table:table-cell>
          <table:table-cell table:style-name="Default" office:value-type="float" office:value="903055">
            <text:p>903055</text:p>
          </table:table-cell>
          <table:table-cell office:value-type="float" office:value="942439">
            <text:p>942439</text:p>
          </table:table-cell>
          <table:table-cell office:value-type="float" office:value="904214">
            <text:p>904214</text:p>
          </table:table-cell>
          <table:table-cell office:value-type="float" office:value="789902">
            <text:p>789902</text:p>
          </table:table-cell>
          <table:table-cell office:value-type="float" office:value="600900">
            <text:p>600900</text:p>
          </table:table-cell>
          <table:table-cell office:value-type="float" office:value="338392">
            <text:p>338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39339">
            <text:p>339339</text:p>
          </table:table-cell>
          <table:table-cell office:value-type="float" office:value="603046">
            <text:p>603046</text:p>
          </table:table-cell>
          <table:table-cell office:value-type="float" office:value="788824">
            <text:p>788824</text:p>
          </table:table-cell>
          <table:table-cell office:value-type="float" office:value="906203">
            <text:p>906203</text:p>
          </table:table-cell>
          <table:table-cell office:value-type="float" office:value="942838">
            <text:p>942838</text:p>
          </table:table-cell>
          <table:table-cell office:value-type="float" office:value="904077">
            <text:p>904077</text:p>
          </table:table-cell>
          <table:table-cell office:value-type="float" office:value="793131">
            <text:p>793131</text:p>
          </table:table-cell>
          <table:table-cell office:value-type="float" office:value="601705">
            <text:p>601705</text:p>
          </table:table-cell>
          <table:table-cell office:value-type="float" office:value="341829">
            <text:p>3418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341684">
            <text:p>341684</text:p>
          </table:table-cell>
          <table:table-cell office:value-type="float" office:value="602347">
            <text:p>602347</text:p>
          </table:table-cell>
          <table:table-cell office:value-type="float" office:value="792881">
            <text:p>792881</text:p>
          </table:table-cell>
          <table:table-cell office:value-type="float" office:value="903698">
            <text:p>903698</text:p>
          </table:table-cell>
          <table:table-cell office:value-type="float" office:value="942215">
            <text:p>942215</text:p>
          </table:table-cell>
          <table:table-cell office:value-type="float" office:value="902833">
            <text:p>902833</text:p>
          </table:table-cell>
          <table:table-cell office:value-type="float" office:value="790645">
            <text:p>790645</text:p>
          </table:table-cell>
          <table:table-cell office:value-type="float" office:value="604484">
            <text:p>604484</text:p>
          </table:table-cell>
          <table:table-cell office:value-type="float" office:value="343354">
            <text:p>3433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338116">
            <text:p>338116</text:p>
          </table:table-cell>
          <table:table-cell office:value-type="float" office:value="603819">
            <text:p>603819</text:p>
          </table:table-cell>
          <table:table-cell office:value-type="float" office:value="790966">
            <text:p>790966</text:p>
          </table:table-cell>
          <table:table-cell office:value-type="float" office:value="904643">
            <text:p>904643</text:p>
          </table:table-cell>
          <table:table-cell office:value-type="float" office:value="942006">
            <text:p>942006</text:p>
          </table:table-cell>
          <table:table-cell office:value-type="float" office:value="904121">
            <text:p>904121</text:p>
          </table:table-cell>
          <table:table-cell office:value-type="float" office:value="791683">
            <text:p>791683</text:p>
          </table:table-cell>
          <table:table-cell office:value-type="float" office:value="603321">
            <text:p>603321</text:p>
          </table:table-cell>
          <table:table-cell office:value-type="float" office:value="339633">
            <text:p>339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340848">
            <text:p>340848</text:p>
          </table:table-cell>
          <table:table-cell office:value-type="float" office:value="601451">
            <text:p>601451</text:p>
          </table:table-cell>
          <table:table-cell office:value-type="float" office:value="792591">
            <text:p>792591</text:p>
          </table:table-cell>
          <table:table-cell office:value-type="float" office:value="906197">
            <text:p>906197</text:p>
          </table:table-cell>
          <table:table-cell office:value-type="float" office:value="942006">
            <text:p>942006</text:p>
          </table:table-cell>
          <table:table-cell office:value-type="float" office:value="904058">
            <text:p>904058</text:p>
          </table:table-cell>
          <table:table-cell office:value-type="float" office:value="790591">
            <text:p>790591</text:p>
          </table:table-cell>
          <table:table-cell office:value-type="float" office:value="603006">
            <text:p>603006</text:p>
          </table:table-cell>
          <table:table-cell office:value-type="float" office:value="341092">
            <text:p>3410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338242">
            <text:p>338242</text:p>
          </table:table-cell>
          <table:table-cell office:value-type="float" office:value="602944">
            <text:p>602944</text:p>
          </table:table-cell>
          <table:table-cell office:value-type="float" office:value="792771">
            <text:p>792771</text:p>
          </table:table-cell>
          <table:table-cell office:value-type="float" office:value="905238">
            <text:p>905238</text:p>
          </table:table-cell>
          <table:table-cell office:value-type="float" office:value="941726">
            <text:p>941726</text:p>
          </table:table-cell>
          <table:table-cell office:value-type="float" office:value="904676">
            <text:p>904676</text:p>
          </table:table-cell>
          <table:table-cell office:value-type="float" office:value="789584">
            <text:p>789584</text:p>
          </table:table-cell>
          <table:table-cell office:value-type="float" office:value="607088">
            <text:p>607088</text:p>
          </table:table-cell>
          <table:table-cell office:value-type="float" office:value="339504">
            <text:p>339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339010">
            <text:p>339010</text:p>
          </table:table-cell>
          <table:table-cell office:value-type="float" office:value="601937">
            <text:p>601937</text:p>
          </table:table-cell>
          <table:table-cell office:value-type="float" office:value="791690">
            <text:p>791690</text:p>
          </table:table-cell>
          <table:table-cell office:value-type="float" office:value="906051">
            <text:p>906051</text:p>
          </table:table-cell>
          <table:table-cell office:value-type="float" office:value="942813">
            <text:p>942813</text:p>
          </table:table-cell>
          <table:table-cell office:value-type="float" office:value="903765">
            <text:p>903765</text:p>
          </table:table-cell>
          <table:table-cell office:value-type="float" office:value="792583">
            <text:p>792583</text:p>
          </table:table-cell>
          <table:table-cell office:value-type="float" office:value="600873">
            <text:p>600873</text:p>
          </table:table-cell>
          <table:table-cell office:value-type="float" office:value="341076">
            <text:p>3410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/>
          <table:table-cell table:style-name="ce11" office:value-type="float" office:value="0">
            <text:p>0</text:p>
          </table:table-cell>
          <table:table-cell table:style-name="ce11" office:value-type="float" office:value="338740">
            <text:p>338740</text:p>
          </table:table-cell>
          <table:table-cell table:style-name="ce11" office:value-type="float" office:value="600575">
            <text:p>600575</text:p>
          </table:table-cell>
          <table:table-cell table:style-name="ce11" office:value-type="float" office:value="793191">
            <text:p>793191</text:p>
          </table:table-cell>
          <table:table-cell table:style-name="ce11" office:value-type="float" office:value="904751">
            <text:p>904751</text:p>
          </table:table-cell>
          <table:table-cell table:style-name="ce11" office:value-type="float" office:value="942335">
            <text:p>942335</text:p>
          </table:table-cell>
          <table:table-cell table:style-name="ce11" office:value-type="float" office:value="904877">
            <text:p>904877</text:p>
          </table:table-cell>
          <table:table-cell table:style-name="ce11" office:value-type="float" office:value="792765">
            <text:p>792765</text:p>
          </table:table-cell>
          <table:table-cell table:style-name="ce11" office:value-type="float" office:value="603009">
            <text:p>603009</text:p>
          </table:table-cell>
          <table:table-cell table:style-name="ce11" office:value-type="float" office:value="339027">
            <text:p>339027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table:style-name="Default"/>
          <table:table-cell table:style-name="ce2" office:value-type="string">
            <text:p>ISEP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0.3">
            <text:p>0,3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6">
            <text:p>0,6</text:p>
          </table:table-cell>
          <table:table-cell table:style-name="ce8" office:value-type="float" office:value="0.7">
            <text:p>0,7</text:p>
          </table:table-cell>
          <table:table-cell table:style-name="ce8" office:value-type="float" office:value="0.8">
            <text:p>0,8</text:p>
          </table:table-cell>
          <table:table-cell table:style-name="ce8" office:value-type="float" office:value="0.9">
            <text:p>0,9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ce7" office:value-type="string">
            <text:p>Summe</text:p>
          </table:table-cell>
          <table:table-cell table:style-name="ce12" table:formula="of:=SUM([.C3:.C12])/10" office:value-type="float" office:value="0">
            <text:p>0</text:p>
          </table:table-cell>
          <table:table-cell table:style-name="ce12" table:formula="of:=SUM([.D3:.D12])/10" office:value-type="float" office:value="339490.8">
            <text:p>339490,8</text:p>
          </table:table-cell>
          <table:table-cell table:style-name="ce12" table:formula="of:=SUM([.E3:.E12])/10" office:value-type="float" office:value="602107.2">
            <text:p>602107,2</text:p>
          </table:table-cell>
          <table:table-cell table:style-name="ce12" table:formula="of:=SUM([.F3:.F12])/10" office:value-type="float" office:value="791423.6">
            <text:p>791423,6</text:p>
          </table:table-cell>
          <table:table-cell table:style-name="ce12" table:formula="of:=SUM([.G3:.G12])/10" office:value-type="float" office:value="905079.6">
            <text:p>905079,6</text:p>
          </table:table-cell>
          <table:table-cell table:style-name="ce12" table:formula="of:=SUM([.H3:.H12])/10" office:value-type="float" office:value="942371.2">
            <text:p>942371,2</text:p>
          </table:table-cell>
          <table:table-cell table:style-name="ce12" table:formula="of:=SUM([.I3:.I12])/10" office:value-type="float" office:value="904377.5">
            <text:p>904377,5</text:p>
          </table:table-cell>
          <table:table-cell table:style-name="ce12" table:formula="of:=SUM([.J3:.J12])/10" office:value-type="float" office:value="791295.7">
            <text:p>791295,7</text:p>
          </table:table-cell>
          <table:table-cell table:style-name="ce12" table:formula="of:=SUM([.K3:.K12])/10" office:value-type="float" office:value="602738.8">
            <text:p>602738,8</text:p>
          </table:table-cell>
          <table:table-cell table:style-name="ce12" table:formula="of:=SUM([.L3:.L12])/10" office:value-type="float" office:value="340558">
            <text:p>340558</text:p>
          </table:table-cell>
          <table:table-cell table:style-name="ce12" table:formula="of:=SUM([.M3:.M12])/10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>
            <draw:frame table:end-cell-address="DBLP.L42" table:end-x="0.613cm" table:end-y="0.24cm" draw:z-index="0" draw:style-name="gr1" svg:width="21.716cm" svg:height="10.946cm" svg:x="1.478cm" svg:y="0.133cm">
              <draw:object draw:notify-on-update-of-ranges="DBLP.C13:DBLP.M13 DBLP.B14:DBLP.B14 DBLP.C14:DBLP.M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.10.2013</text:date>, <text:time>17:0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0-03T17:08:40.81</dc:date>
    <dc:creator>R. M.</dc:creator>
    <meta:editing-duration>PT3H20M47S</meta:editing-duration>
    <meta:editing-cycles>28</meta:editing-cycles>
    <meta:document-statistic meta:table-count="2" meta:cell-count="3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717cm" svg:height="10.947cm" xlink:href=".." xlink:type="simple" chart:class="chart:line" chart:style-name="ch1">
        <chart:legend chart:legend-position="end" svg:x="19.717cm" svg:y="5.165cm" chart:style-name="ch2"/>
        <chart:plot-area chart:style-name="ch3" table:cell-range-address="Advogato.B13:Advogato.M14" chart:data-source-has-labels="both" svg:x="0.884cm" svg:y="1.007cm" svg:width="17.965cm" svg:height="9.302cm">
          <chartooo:coordinate-region svg:x="1.876cm" svg:y="1.219cm" svg:width="16.88cm" svg:height="8.417cm"/>
          <chart:axis chart:dimension="x" chart:name="primary-x" chart:style-name="ch4">
            <chart:categories table:cell-range-address="Advogato.C13:Advogato.M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ogato.C14:Advogato.M14" chart:label-cell-address="Advogato.B14:Advogato.B1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C13:Advogato.M13</svg:desc>
                </draw:g>
              </table:table-cell>
              <table:table-cell office:value-type="string">
                <text:p>0,1</text:p>
              </table:table-cell>
              <table:table-cell office:value-type="string">
                <text:p>0,2</text:p>
              </table:table-cell>
              <table:table-cell office:value-type="string">
                <text:p>0,3</text:p>
              </table:table-cell>
              <table:table-cell office:value-type="string">
                <text:p>0,4</text:p>
              </table:table-cell>
              <table:table-cell office:value-type="string">
                <text:p>0,5</text:p>
              </table:table-cell>
              <table:table-cell office:value-type="string">
                <text:p>0,6</text:p>
              </table:table-cell>
              <table:table-cell office:value-type="string">
                <text:p>0,7</text:p>
              </table:table-cell>
              <table:table-cell office:value-type="string">
                <text:p>0,8</text:p>
              </table:table-cell>
              <table:table-cell office:value-type="string">
                <text:p>0,9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Summe</text:p>
                <draw:g>
                  <svg:desc>Advogato.B14:Advogato.B14</svg:desc>
                </draw:g>
              </table:table-cell>
              <table:table-cell office:value-type="float" office:value="0">
                <text:p>0</text:p>
                <draw:g>
                  <svg:desc>Advogato.C14:Advogato.M14</svg:desc>
                </draw:g>
              </table:table-cell>
              <table:table-cell office:value-type="float" office:value="1715.19">
                <text:p>1715.19</text:p>
              </table:table-cell>
              <table:table-cell office:value-type="float" office:value="3285.41">
                <text:p>3285.41</text:p>
              </table:table-cell>
              <table:table-cell office:value-type="float" office:value="4206.52">
                <text:p>4206.52</text:p>
              </table:table-cell>
              <table:table-cell office:value-type="float" office:value="4748.87">
                <text:p>4748.87</text:p>
              </table:table-cell>
              <table:table-cell office:value-type="float" office:value="4954.34">
                <text:p>4954.34</text:p>
              </table:table-cell>
              <table:table-cell office:value-type="float" office:value="4741.19">
                <text:p>4741.19</text:p>
              </table:table-cell>
              <table:table-cell office:value-type="float" office:value="4203.84">
                <text:p>4203.84</text:p>
              </table:table-cell>
              <table:table-cell office:value-type="float" office:value="3138.25">
                <text:p>3138.25</text:p>
              </table:table-cell>
              <table:table-cell office:value-type="float" office:value="1815.59">
                <text:p>1815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717cm" svg:height="10.947cm" xlink:href=".." xlink:type="simple" chart:class="chart:line" chart:style-name="ch1">
        <chart:legend chart:legend-position="end" svg:x="19.717cm" svg:y="5.165cm" chart:style-name="ch2"/>
        <chart:plot-area chart:style-name="ch3" table:cell-range-address="DBLP.B13:DBLP.M14" chart:data-source-has-labels="both" svg:x="0.884cm" svg:y="1.007cm" svg:width="17.965cm" svg:height="9.302cm">
          <chartooo:coordinate-region svg:x="2.431cm" svg:y="1.219cm" svg:width="16.324cm" svg:height="8.417cm"/>
          <chart:axis chart:dimension="x" chart:name="primary-x" chart:style-name="ch4">
            <chart:categories table:cell-range-address="DBLP.C13:DBLP.M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BLP.C14:DBLP.M14" chart:label-cell-address="DBLP.B14:DBLP.B1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C13:DBLP.M13</svg:desc>
                </draw:g>
              </table:table-cell>
              <table:table-cell office:value-type="string">
                <text:p>0,1</text:p>
              </table:table-cell>
              <table:table-cell office:value-type="string">
                <text:p>0,2</text:p>
              </table:table-cell>
              <table:table-cell office:value-type="string">
                <text:p>0,3</text:p>
              </table:table-cell>
              <table:table-cell office:value-type="string">
                <text:p>0,4</text:p>
              </table:table-cell>
              <table:table-cell office:value-type="string">
                <text:p>0,5</text:p>
              </table:table-cell>
              <table:table-cell office:value-type="string">
                <text:p>0,6</text:p>
              </table:table-cell>
              <table:table-cell office:value-type="string">
                <text:p>0,7</text:p>
              </table:table-cell>
              <table:table-cell office:value-type="string">
                <text:p>0,8</text:p>
              </table:table-cell>
              <table:table-cell office:value-type="string">
                <text:p>0,9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Summe</text:p>
                <draw:g>
                  <svg:desc>DBLP.B14:DBLP.B14</svg:desc>
                </draw:g>
              </table:table-cell>
              <table:table-cell office:value-type="float" office:value="0">
                <text:p>0</text:p>
                <draw:g>
                  <svg:desc>DBLP.C14:DBLP.M14</svg:desc>
                </draw:g>
              </table:table-cell>
              <table:table-cell office:value-type="float" office:value="339490.8">
                <text:p>339490.8</text:p>
              </table:table-cell>
              <table:table-cell office:value-type="float" office:value="602107.2">
                <text:p>602107.2</text:p>
              </table:table-cell>
              <table:table-cell office:value-type="float" office:value="791423.6">
                <text:p>791423.6</text:p>
              </table:table-cell>
              <table:table-cell office:value-type="float" office:value="905079.6">
                <text:p>905079.6</text:p>
              </table:table-cell>
              <table:table-cell office:value-type="float" office:value="942371.2">
                <text:p>942371.2</text:p>
              </table:table-cell>
              <table:table-cell office:value-type="float" office:value="904377.5">
                <text:p>904377.5</text:p>
              </table:table-cell>
              <table:table-cell office:value-type="float" office:value="791295.7">
                <text:p>791295.7</text:p>
              </table:table-cell>
              <table:table-cell office:value-type="float" office:value="602738.8">
                <text:p>602738.8</text:p>
              </table:table-cell>
              <table:table-cell office:value-type="float" office:value="340558">
                <text:p>3405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